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899cm" svg:height="3.24cm" draw:transform="skewX (-0.000174532925199429) rotate (1.55247036964896) translate (3.32391604141813cm 7.99433077799521cm)" svg:viewBox="0 0 4900 3241" svg:d="M4782 3241c-878-28-2893-11-3446-56-553-43-1190-524-1322-1485-130-960 656-1956 1650-1640 219 70 239 745 2 693-852-192-1044 607-880 1314 166 708 870 592 1499 554 630-39 1930-72 2221-82s555 711 276 702z">
          <text:p/>
        </draw:path>
        <draw:path draw:style-name="gr1" draw:text-style-name="P1" draw:layer="layout" svg:width="0.902cm" svg:height="0.661cm" draw:transform="rotate (-2.15687788961459) translate (4.24262447873231cm 6.25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005cm" svg:height="3.003cm" draw:transform="rotate (-1.55212130379856) translate (6.54509130112631cm 3.096057590512cm)" svg:viewBox="0 0 1006 3004" svg:d="M1005 2910c-41-204-193-1004-223-1472-29-471 28-867 42-1061 16-194-811-494-810-330-15 435-27 746 14 1301 40 555 126 1201 186 1514 35 186 817 175 791 48z">
          <text:p/>
        </draw:path>
        <draw:path draw:style-name="gr1" draw:text-style-name="P1" draw:layer="layout" svg:width="0.903cm" svg:height="0.661cm" draw:transform="skewX (0.00244346095279206) rotate (-2.1556561591382) translate (4.2263069992837cm 3.49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596) rotate (-2.15652882376419) translate (6.780706971542cm 3.2683621593123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2.634cm" svg:height="0.722cm" draw:transform="skewX (-0.000174532925199438) rotate (-1.54705984896777) translate (5.33228923391912cm 3.58604215964523cm)" svg:viewBox="0 0 2635 723" svg:d="M245 716c337-28 833-38 1140-29 307 10 837 22 1208 36 128 5-70-711-185-716-291 16-636 65-998 53-362-13-1031-36-1380-60-112-1 119 705 215 716z">
          <text:p/>
        </draw:path>
        <draw:path draw:style-name="gr1" draw:text-style-name="P1" draw:layer="layout" svg:width="0.902cm" svg:height="0.661cm" draw:transform="rotate (-2.15687788961459) translate (5.46062447873199cm 3.633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196) rotate (-2.1556561591382) translate (5.50564033261669cm 6.005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4:38.872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